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3400000054ACBBF0A55D4E0F5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FuturaCondensedExtra" svg:font-family="FuturaCondensedExtra" style:font-adornments="Normal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Noto Sans" svg:font-family="'Noto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>
      <style:table-properties style:width="6.6931in" style:rel-width="100%" table:align="right" style:writing-mode="page"/>
    </style:style>
    <style:style style:name="Tableau12.A" style:family="table-column">
      <style:table-column-properties style:column-width="6.6931in" style:rel-column-width="9638*"/>
    </style:style>
    <style:style style:name="Tableau12.1" style:family="table-row">
      <style:table-row-properties style:min-row-height="6.9271in"/>
    </style:style>
    <style:style style:name="Tableau12.A1" style:family="table-cell">
      <style:table-cell-properties style:vertical-align="middle" fo:background-color="transparent" fo:padding="0.0396in" fo:border="none">
        <style:background-image/>
      </style:table-cell-properties>
    </style:style>
    <style:style style:name="Tableau12.2" style:family="table-row">
      <style:table-row-properties style:min-row-height="0.9451in"/>
    </style:style>
    <style:style style:name="Tableau7" style:family="table">
      <style:table-properties style:width="6.8563in" fo:margin-left="0in" fo:margin-right="-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1.0542in" style:rel-column-width="10076*"/>
    </style:style>
    <style:style style:name="Tableau7.B" style:family="table-column">
      <style:table-column-properties style:column-width="0.9819in" style:rel-column-width="9383*"/>
    </style:style>
    <style:style style:name="Tableau7.C" style:family="table-column">
      <style:table-column-properties style:column-width="3.7424in" style:rel-column-width="35774*"/>
    </style:style>
    <style:style style:name="Tableau7.D" style:family="table-column">
      <style:table-column-properties style:column-width="1.0778in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382in" fo:border="0.05pt solid #000000">
        <style:background-image/>
      </style:table-cell-properties>
    </style:style>
    <style:style style:name="Tableau7.2" style:family="table-row">
      <style:table-row-properties style:min-row-height="0.2618in"/>
    </style:style>
    <style:style style:name="Tableau7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382in" fo:border="0.05pt solid #000000"/>
    </style:style>
    <style:style style:name="Tableau7.A3" style:family="table-cell">
      <style:table-cell-properties fo:padding="0.0382in" fo:border-left="0.05pt solid #000000" fo:border-right="none" fo:border-top="none" fo:border-bottom="0.05pt solid #000000"/>
    </style:style>
    <style:style style:name="Tableau7.B3" style:family="table-cell">
      <style:table-cell-properties fo:padding="0.0382in" fo:border-left="0.05pt solid #000000" fo:border-right="none" fo:border-top="none" fo:border-bottom="0.05pt solid #000000"/>
    </style:style>
    <style:style style:name="Tableau7.C3" style:family="table-cell">
      <style:table-cell-properties fo:padding="0.0382in" fo:border-left="0.05pt solid #000000" fo:border-right="none" fo:border-top="none" fo:border-bottom="0.05pt solid #000000"/>
    </style:style>
    <style:style style:name="Tableau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382in" fo:border-left="0.05pt solid #000000" fo:border-right="none" fo:border-top="none" fo:border-bottom="0.05pt solid #000000"/>
    </style:style>
    <style:style style:name="Tableau7.B4" style:family="table-cell">
      <style:table-cell-properties fo:padding="0.0382in" fo:border-left="0.05pt solid #000000" fo:border-right="none" fo:border-top="none" fo:border-bottom="0.05pt solid #000000"/>
    </style:style>
    <style:style style:name="Tableau7.C4" style:family="table-cell">
      <style:table-cell-properties fo:padding="0.0382in" fo:border-left="0.05pt solid #000000" fo:border-right="none" fo:border-top="none" fo:border-bottom="0.05pt solid #000000"/>
    </style:style>
    <style:style style:name="Tableau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382in" fo:border-left="0.05pt solid #000000" fo:border-right="none" fo:border-top="none" fo:border-bottom="0.05pt solid #000000"/>
    </style:style>
    <style:style style:name="Tableau7.B5" style:family="table-cell">
      <style:table-cell-properties fo:padding="0.0382in" fo:border-left="0.05pt solid #000000" fo:border-right="none" fo:border-top="none" fo:border-bottom="0.05pt solid #000000"/>
    </style:style>
    <style:style style:name="Tableau7.C5" style:family="table-cell">
      <style:table-cell-properties fo:padding="0.0382in" fo:border-left="0.05pt solid #000000" fo:border-right="none" fo:border-top="none" fo:border-bottom="0.05pt solid #000000"/>
    </style:style>
    <style:style style:name="Tableau7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" style:family="table">
      <style:table-properties style:width="6.8563in" fo:margin-left="0in" fo:margin-right="-0.0049in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3.A" style:family="table-column">
      <style:table-column-properties style:column-width="1.6729in" style:rel-column-width="15990*"/>
    </style:style>
    <style:style style:name="Tableau3.B" style:family="table-column">
      <style:table-column-properties style:column-width="5.1833in" style:rel-column-width="49545*"/>
    </style:style>
    <style:style style:name="Tableau3.1" style:family="table-row">
      <style:table-row-properties style:min-row-height="0.2604in"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382in" fo:border="0.05pt solid #000000"/>
    </style:style>
    <style:style style:name="Tableau3.A2" style:family="table-cell">
      <style:table-cell-properties style:vertical-align="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" style:family="table">
      <style:table-properties style:width="6.8514in" table:align="margins" style:writing-mode="page"/>
    </style:style>
    <style:style style:name="Tableau1.A" style:family="table-column">
      <style:table-column-properties style:column-width="1.4583in" style:rel-column-width="13949*"/>
    </style:style>
    <style:style style:name="Tableau1.B" style:family="table-column">
      <style:table-column-properties style:column-width="5.3931in" style:rel-column-width="51586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1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697042"/>
    </style:style>
    <style:style style:name="P2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text-properties officeooo:rsid="005af96a" officeooo:paragraph-rsid="005e6ab8"/>
    </style:style>
    <style:style style:name="P27" style:family="paragraph" style:parent-style-name="Table_20_Contents">
      <style:text-properties style:language-complex="ar" style:country-complex="SA"/>
    </style:style>
    <style:style style:name="P28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697042" officeooo:paragraph-rsid="00697042" style:font-size-asian="10.5pt"/>
    </style:style>
    <style:style style:name="P29" style:family="paragraph" style:parent-style-name="Default">
      <style:paragraph-properties fo:text-align="end" style:justify-single-word="false" fo:padding="0.0201in" fo:border="none"/>
      <style:text-properties fo:color="#7451eb" style:font-name="FuturaCondensedExtra" fo:font-size="14pt" fo:font-style="normal" fo:font-weight="bold" officeooo:paragraph-rsid="00242b3f" style:font-size-asian="14pt" style:font-style-asian="normal" style:font-weight-asian="bold" style:font-size-complex="14pt" loext:padding="0.0402in" loext:border="0.99pt solid #7451eb"/>
    </style:style>
    <style:style style:name="P30" style:family="paragraph" style:parent-style-name="Standard">
      <style:paragraph-properties fo:margin-left="0in" fo:margin-right="0in" fo:margin-top="0in" fo:margin-bottom="0in" loext:contextual-spacing="false" fo:text-align="center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officeooo:paragraph-rsid="00242b3f"/>
    </style:style>
    <style:style style:name="P32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officeooo:paragraph-rsid="006888eb"/>
    </style:style>
    <style:style style:name="P33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4" style:family="paragraph" style:parent-style-name="Text_20_body">
      <style:text-properties officeooo:rsid="0032e14d" officeooo:paragraph-rsid="0032e14d"/>
    </style:style>
    <style:style style:name="P35" style:family="paragraph" style:parent-style-name="Text_20_body">
      <style:text-properties officeooo:rsid="00486249" officeooo:paragraph-rsid="00486249"/>
    </style:style>
    <style:style style:name="P36" style:family="paragraph" style:parent-style-name="Text_20_body">
      <style:text-properties officeooo:rsid="004e2ebf" officeooo:paragraph-rsid="004e2ebf"/>
    </style:style>
    <style:style style:name="P37" style:family="paragraph" style:parent-style-name="Text_20_body">
      <style:text-properties officeooo:paragraph-rsid="004e2ebf"/>
    </style:style>
    <style:style style:name="P38" style:family="paragraph" style:parent-style-name="Text_20_body">
      <style:text-properties officeooo:paragraph-rsid="004e7260"/>
    </style:style>
    <style:style style:name="P39" style:family="paragraph" style:parent-style-name="Text_20_body">
      <style:text-properties style:font-name-asian="DejaVu Sans2" style:font-name-complex="DejaVu Sans2"/>
    </style:style>
    <style:style style:name="P40" style:family="paragraph" style:parent-style-name="Text_20_body">
      <style:text-properties officeooo:rsid="004923da" officeooo:paragraph-rsid="004923da" style:font-name-asian="DejaVu Sans2" style:font-name-complex="DejaVu Sans2"/>
    </style:style>
    <style:style style:name="P41" style:family="paragraph" style:parent-style-name="Text_20_body">
      <style:text-properties officeooo:rsid="0055c45b" officeooo:paragraph-rsid="0055c45b"/>
    </style:style>
    <style:style style:name="P42" style:family="paragraph" style:parent-style-name="Text_20_body">
      <style:paragraph-properties fo:text-align="center" style:justify-single-word="false"/>
      <style:text-properties officeooo:rsid="0055c45b" officeooo:paragraph-rsid="0055c45b"/>
    </style:style>
    <style:style style:name="P43" style:family="paragraph" style:parent-style-name="Text_20_body">
      <style:text-properties officeooo:paragraph-rsid="005af96a"/>
    </style:style>
    <style:style style:name="P44" style:family="paragraph" style:parent-style-name="Balise">
      <style:text-properties style:use-window-font-color="true"/>
    </style:style>
    <style:style style:name="P45" style:family="paragraph" style:parent-style-name="Code">
      <style:text-properties style:font-name="DejaVu Sans" fo:font-size="10pt" style:font-size-asian="10pt" style:font-size-complex="10pt"/>
    </style:style>
    <style:style style:name="P46" style:family="paragraph" style:parent-style-name="Standard">
      <style:paragraph-properties fo:break-before="page"/>
    </style:style>
    <style:style style:name="P47" style:family="paragraph" style:parent-style-name="Tableau_20_entête">
      <style:paragraph-properties fo:text-align="center" style:justify-single-word="false"/>
    </style:style>
    <style:style style:name="P48" style:family="paragraph" style:parent-style-name="Contents_20_1">
      <style:paragraph-properties>
        <style:tab-stops>
          <style:tab-stop style:position="6.8516in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6.8516in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6.8516in" style:type="right" style:leader-style="dotted" style:leader-text="."/>
        </style:tab-stops>
      </style:paragraph-properties>
    </style:style>
    <style:style style:name="P51" style:family="paragraph" style:parent-style-name="Text_20_body">
      <style:paragraph-properties fo:margin-top="0.1665in" fo:margin-bottom="0.0835in" loext:contextual-spacing="false"/>
      <style:text-properties officeooo:paragraph-rsid="00486249" style:font-name-asian="DejaVu Sans2" style:font-name-complex="DejaVu Sans2"/>
    </style:style>
    <style:style style:name="P52" style:family="paragraph" style:parent-style-name="Text_20_body">
      <style:paragraph-properties fo:margin-top="0.1665in" fo:margin-bottom="0.0835in" loext:contextual-spacing="false"/>
      <style:text-properties officeooo:rsid="004e964b" officeooo:paragraph-rsid="004e964b" style:font-name-asian="DejaVu Sans2" style:font-name-complex="DejaVu Sans2"/>
    </style:style>
    <style:style style:name="P53" style:family="paragraph" style:parent-style-name="Text_20_body">
      <style:paragraph-properties fo:margin-top="0.1665in" fo:margin-bottom="0.0835in" loext:contextual-spacing="false" fo:text-align="center" style:justify-single-word="false"/>
      <style:text-properties officeooo:rsid="00486249" officeooo:paragraph-rsid="00486249" style:font-name-asian="DejaVu Sans2" style:font-name-complex="DejaVu Sans2"/>
    </style:style>
    <style:style style:name="P54" style:family="paragraph" style:parent-style-name="Text_20_body">
      <style:paragraph-properties fo:margin-top="0.1665in" fo:margin-bottom="0.0835in" loext:contextual-spacing="false" fo:text-align="center" style:justify-single-word="false"/>
      <style:text-properties officeooo:rsid="00639b2e" officeooo:paragraph-rsid="00639b2e" style:font-name-asian="DejaVu Sans2" style:font-name-complex="DejaVu Sans2"/>
    </style:style>
    <style:style style:name="P55" style:family="paragraph" style:parent-style-name="Text_20_body">
      <style:paragraph-properties fo:margin-top="0.1665in" fo:margin-bottom="0.0835in" loext:contextual-spacing="false"/>
      <style:text-properties officeooo:paragraph-rsid="00486249"/>
    </style:style>
    <style:style style:name="P56" style:family="paragraph" style:parent-style-name="Contents_20_4">
      <style:paragraph-properties>
        <style:tab-stops>
          <style:tab-stop style:position="6.8516in" style:type="right" style:leader-style="dotted" style:leader-text="."/>
        </style:tab-stops>
      </style:paragraph-properties>
    </style:style>
    <style:style style:name="P57" style:family="paragraph" style:parent-style-name="Contents_20_5">
      <style:paragraph-properties>
        <style:tab-stops>
          <style:tab-stop style:position="6.8516in" style:type="right" style:leader-style="dotted" style:leader-text="."/>
        </style:tab-stops>
      </style:paragraph-properties>
    </style:style>
    <style:style style:name="P58" style:family="paragraph" style:parent-style-name="Heading_20_1">
      <style:text-properties style:font-name-asian="DejaVu Sans2" style:font-name-complex="DejaVu Sans2"/>
    </style:style>
    <style:style style:name="P59" style:family="paragraph" style:parent-style-name="Heading_20_1">
      <style:text-properties officeooo:rsid="00516c3d" officeooo:paragraph-rsid="00516c3d"/>
    </style:style>
    <style:style style:name="P60" style:family="paragraph" style:parent-style-name="Heading_20_1">
      <style:text-properties officeooo:paragraph-rsid="004e7260"/>
    </style:style>
    <style:style style:name="P61" style:family="paragraph" style:parent-style-name="Heading_20_1">
      <style:paragraph-properties fo:break-before="page"/>
      <style:text-properties fo:color="#ffffff"/>
    </style:style>
    <style:style style:name="P62" style:family="paragraph" style:parent-style-name="Heading_20_2">
      <style:text-properties officeooo:rsid="004e2ebf" officeooo:paragraph-rsid="004e7260"/>
    </style:style>
    <style:style style:name="P63" style:family="paragraph" style:parent-style-name="Heading_20_2">
      <style:text-properties officeooo:rsid="004e2ebf" officeooo:paragraph-rsid="004e2ebf"/>
    </style:style>
    <style:style style:name="P64" style:family="paragraph" style:parent-style-name="Heading_20_2">
      <style:paragraph-properties fo:margin-top="0.1665in" fo:margin-bottom="0.0835in" loext:contextual-spacing="false" fo:keep-with-next="always"/>
      <style:text-properties officeooo:paragraph-rsid="00486249" style:font-name-asian="DejaVu Sans2" style:font-name-complex="DejaVu Sans2"/>
    </style:style>
    <style:style style:name="P65" style:family="paragraph" style:parent-style-name="Heading_20_2">
      <style:paragraph-properties fo:margin-top="0.1665in" fo:margin-bottom="0.0835in" loext:contextual-spacing="false"/>
      <style:text-properties officeooo:paragraph-rsid="004e7260"/>
    </style:style>
    <style:style style:name="P66" style:family="paragraph" style:parent-style-name="Heading_20_3">
      <style:paragraph-properties fo:margin-top="0.1665in" fo:margin-bottom="0.0835in" loext:contextual-spacing="false"/>
      <style:text-properties officeooo:paragraph-rsid="00486249" style:font-name-asian="DejaVu Sans2" style:font-name-complex="DejaVu Sans2"/>
    </style:style>
    <style:style style:name="P67" style:family="paragraph" style:parent-style-name="Heading_20_3" style:master-page-name="">
      <style:paragraph-properties fo:margin-top="0.1665in" fo:margin-bottom="0.0835in" loext:contextual-spacing="false" style:page-number="auto" fo:break-before="auto" fo:break-after="auto"/>
      <style:text-properties officeooo:paragraph-rsid="00486249" style:font-name-asian="DejaVu Sans2" style:font-name-complex="DejaVu Sans2"/>
    </style:style>
    <style:style style:name="P68" style:family="paragraph" style:parent-style-name="Heading_20_3">
      <loext:graphic-properties draw:fill="none" draw:fill-color="#99ccff"/>
      <style:paragraph-properties fo:background-color="transparent" style:writing-mode="page"/>
      <style:text-properties officeooo:rsid="00486249" style:font-name-asian="DejaVu Sans2" style:font-name-complex="DejaVu Sans2"/>
    </style:style>
    <style:style style:name="P69" style:family="paragraph" style:parent-style-name="Heading_20_4">
      <style:text-properties officeooo:paragraph-rsid="005e6ab8"/>
    </style:style>
    <style:style style:name="P70" style:family="paragraph" style:parent-style-name="Heading_20_4">
      <style:text-properties officeooo:paragraph-rsid="005af96a"/>
    </style:style>
    <style:style style:name="P71" style:family="paragraph" style:parent-style-name="Heading_20_5">
      <style:text-properties officeooo:rsid="006258ee" officeooo:paragraph-rsid="006258ee"/>
    </style:style>
    <style:style style:name="P72" style:family="paragraph" style:parent-style-name="Standard" style:list-style-name="L3"/>
    <style:style style:name="P73" style:family="paragraph" style:parent-style-name="Table_20_Contents" style:list-style-name="L4">
      <style:text-properties officeooo:rsid="00602eb9" officeooo:paragraph-rsid="00602eb9"/>
    </style:style>
    <style:style style:name="P74" style:family="paragraph" style:parent-style-name="Table_20_Contents" style:list-style-name="L5"/>
    <style:style style:name="P75" style:family="paragraph" style:parent-style-name="Table_20_Contents" style:list-style-name="L6"/>
    <style:style style:name="P76" style:family="paragraph" style:parent-style-name="Text_20_body" style:master-page-name="First_20_Page">
      <style:paragraph-properties style:page-number="auto"/>
    </style:style>
    <style:style style:name="P77" style:family="paragraph" style:parent-style-name="Text_20_body" style:list-style-name="L1">
      <style:text-properties officeooo:rsid="00486249" officeooo:paragraph-rsid="00486249"/>
    </style:style>
    <style:style style:name="P78" style:family="paragraph" style:parent-style-name="Text_20_body" style:list-style-name="L2"/>
    <style:style style:name="P79" style:family="paragraph" style:parent-style-name="Text_20_body" style:list-style-name="L7">
      <style:text-properties officeooo:paragraph-rsid="006258ee"/>
    </style:style>
    <style:style style:name="P8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363636" style:font-name="Open Sans Condensed Light" fo:font-size="9pt" fo:font-style="normal" fo:font-weight="normal" officeooo:rsid="006888eb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363636" style:font-name="Open Sans Condensed Light" fo:font-size="9pt" fo:font-style="normal" fo:font-weight="normal" officeooo:rsid="006a36b5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color="#363636" style:font-name="Open Sans Condensed Light" fo:font-size="9pt" fo:font-style="normal" fo:font-weight="normal" officeooo:rsid="001b7e3f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color="#363636" style:font-name="Open Sans Condensed Light" fo:font-size="9pt" fo:font-style="normal" fo:font-weight="normal" officeooo:rsid="006888eb" style:font-size-asian="9pt" style:font-style-asian="normal" style:font-size-complex="9pt" style:font-style-complex="normal"/>
    </style:style>
    <style:style style:name="T6" style:family="text">
      <style:text-properties fo:color="#555555"/>
    </style:style>
    <style:style style:name="T7" style:family="text">
      <style:text-properties fo:color="#96bf3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3c23" style:font-weight-asian="bold" style:font-weight-complex="bold"/>
    </style:style>
    <style:style style:name="T10" style:family="text">
      <style:text-properties fo:font-weight="bold" officeooo:rsid="0053d775" style:font-weight-asian="bold" style:font-weight-complex="bold"/>
    </style:style>
    <style:style style:name="T11" style:family="text">
      <style:text-properties officeooo:rsid="00103c23"/>
    </style:style>
    <style:style style:name="T12" style:family="text">
      <style:text-properties style:font-name-asian="DejaVu Sans2" style:font-name-complex="DejaVu Sans2"/>
    </style:style>
    <style:style style:name="T13" style:family="text">
      <style:text-properties officeooo:rsid="00486249" style:font-name-asian="DejaVu Sans2" style:font-name-complex="DejaVu Sans2"/>
    </style:style>
    <style:style style:name="T14" style:family="text">
      <style:text-properties officeooo:rsid="004ca430" style:font-name-asian="DejaVu Sans2" style:font-name-complex="DejaVu Sans2"/>
    </style:style>
    <style:style style:name="T15" style:family="text">
      <style:text-properties officeooo:rsid="004e7260" style:font-name-asian="DejaVu Sans2" style:font-name-complex="DejaVu Sans2"/>
    </style:style>
    <style:style style:name="T16" style:family="text">
      <style:text-properties officeooo:rsid="004ca430"/>
    </style:style>
    <style:style style:name="T17" style:family="text">
      <style:text-properties officeooo:rsid="0052f909"/>
    </style:style>
    <style:style style:name="T18" style:family="text">
      <style:text-properties officeooo:rsid="0053d775"/>
    </style:style>
    <style:style style:name="T19" style:family="text">
      <style:text-properties officeooo:rsid="0055c45b"/>
    </style:style>
    <style:style style:name="T20" style:family="text">
      <style:text-properties officeooo:rsid="005764dd"/>
    </style:style>
    <style:style style:name="T21" style:family="text">
      <style:text-properties officeooo:rsid="005cd4c7"/>
    </style:style>
    <style:style style:name="T22" style:family="text">
      <style:text-properties officeooo:rsid="005d59f2"/>
    </style:style>
    <style:style style:name="T23" style:family="text">
      <style:text-properties fo:font-size="9pt" fo:font-style="italic" style:font-size-asian="9pt" style:font-style-asian="italic" style:font-size-complex="9pt" style:font-style-complex="italic"/>
    </style:style>
    <style:style style:name="T24" style:family="text">
      <style:text-properties fo:font-size="9pt" fo:font-style="italic" officeooo:rsid="0064627c" style:font-size-asian="9pt" style:font-style-asian="italic" style:font-size-complex="9pt" style:font-style-complex="italic"/>
    </style:style>
    <style:style style:name="T25" style:family="text">
      <style:text-properties officeooo:rsid="00662e59"/>
    </style:style>
    <style:style style:name="T26" style:family="text">
      <style:text-properties style:font-name="Open Sans" fo:font-size="11pt" fo:font-weight="normal" officeooo:rsid="006a36b5" style:font-size-asian="10.5pt"/>
    </style:style>
    <style:style style:name="T27" style:family="text">
      <style:text-properties style:font-name="Open Sans" fo:font-size="11pt" fo:font-weight="normal" officeooo:rsid="00697042" style:font-size-asian="10.5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Système de gestion pour un ensemble de pizzerias</text:user-defined></text:p>
            <text:p text:style-name="P8"/>
            <text:p text:style-name="P9"><text:title>Dossier de conception fonctionnell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Guillaume OJARDIAS</text:user-defined></text:p>
            <text:p text:style-name="P11"><text:user-defined style:data-style-name="N0" text:name="Auteur_Role">Analyste-programmeur</text:user-defined></text:p>
          </table:table-cell>
        </table:table-row>
      </table:table>
      <text:p text:style-name="P14"/>
      <text:p text:style-name="P13"><text:soft-page-break/></text:p>
      <text:p text:style-name="P4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8">1 - Versions<text:tab/>4</text:p>
          <text:p text:style-name="P48">2 - Introduction<text:tab/>5</text:p>
          <text:p text:style-name="P49">2.1 - Objet du document<text:tab/>5</text:p>
          <text:p text:style-name="P49">2.2 - Références<text:tab/>5</text:p>
          <text:p text:style-name="P49">2.3 - Besoin du client<text:tab/>5</text:p>
          <text:p text:style-name="P50">2.3.1 - Contexte<text:tab/>5</text:p>
          <text:p text:style-name="P50">2.3.2 - Enjeux et Objectifs<text:tab/>5</text:p>
          <text:p text:style-name="P48">3 - Description générale de la solution<text:tab/>6</text:p>
          <text:p text:style-name="P49">3.1 - Les principe de fonctionnement<text:tab/>6</text:p>
          <text:p text:style-name="P49">3.2 - Les acteurs<text:tab/>6</text:p>
          <text:p text:style-name="P49">3.3 - Les cas d’utilisation généraux<text:tab/>6</text:p>
          <text:p text:style-name="P48">4 - Le domaine fonctionnel<text:tab/>7</text:p>
          <text:p text:style-name="P49">4.1 - Référentiel<text:tab/>7</text:p>
          <text:p text:style-name="P50">4.1.1 - Règles de gestion<text:tab/>7</text:p>
          <text:p text:style-name="P49">4.2 - Package X<text:tab/>7</text:p>
          <text:p text:style-name="P48">5 - Les workflows<text:tab/>8</text:p>
          <text:p text:style-name="P49">5.1 - Le workflow XXX<text:tab/>8</text:p>
          <text:p text:style-name="P48">6 - Application Web<text:tab/>9</text:p>
          <text:p text:style-name="P49">6.1 - Les acteurs<text:tab/>9</text:p>
          <text:p text:style-name="P49">6.2 - Les cas d’utilisation<text:tab/>9</text:p>
          <text:p text:style-name="P50">6.2.1 - Package A<text:tab/>9</text:p>
          <text:p text:style-name="P56">6.2.1.1 - UC1 – Cas d’utilisation X<text:tab/>9</text:p>
          <text:p text:style-name="P57"><text:s/>6.2.1.1.1 <text:s/>Scénario alternatif : Xxxxx<text:tab/>9</text:p>
          <text:p text:style-name="P56">6.2.1.2 - Cas d’utilisation Y<text:tab/>9</text:p>
          <text:p text:style-name="P50">6.2.2 - Package B<text:tab/>9</text:p>
          <text:p text:style-name="P49">6.3 - Les règles de gestion générales<text:tab/>9</text:p>
          <text:p text:style-name="P49">6.4 - Le workflow XXX<text:tab/>9</text:p>
          <text:p text:style-name="P48">7 - Application XXX<text:tab/>10</text:p>
          <text:p text:style-name="P48">8 - Glossaire<text:tab/>11</text:p>
        </text:index-body>
      </text:table-of-content>
      <text:p text:style-name="P44"/>
      <text:p text:style-name="P44"/>
      <text:h text:style-name="P61" text:outline-level="1"><text:bookmark-start text:name="__RefHeading___Toc1299_3446149842"/>Versions<text:bookmark-end text:name="__RefHeading___Toc1299_3446149842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7">Auteur</text:p>
          </table:table-cell>
          <table:table-cell table:style-name="Tableau7.A1" office:value-type="string">
            <text:p text:style-name="P47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47">Version</text:p>
          </table:table-cell>
        </table:table-row>
        <table:table-row table:style-name="Tableau7.2">
          <table:table-cell table:style-name="Tableau7.A2" office:value-type="string">
            <text:p text:style-name="P28">G.O</text:p>
          </table:table-cell>
          <table:table-cell table:style-name="Tableau7.B2" office:value-type="string">
            <text:p text:style-name="P23"><office:annotation office:name="__Annotation__1430_3446149842" loext:resolved="false"><dc:creator>Guillaume Ojardias</dc:creator><dc:date>2020-08-22T11:24:03.245960962</dc:date><loext:sender-initials>GO</loext:sender-initials><text:p text:style-name="P80"><text:span text:style-name="T28">Don’t forget to change the date before sending the document</text:span></text:p></office:annotation><text:span text:style-name="T26">xx</text:span><text:span text:style-name="T27">/09/2020</text:span><office:annotation-end office:name="__Annotation__1430_3446149842"/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8">1.0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45"/>
      <text:p text:style-name="P33"/>
      <text:h text:style-name="Heading_20_1" text:outline-level="1"><text:bookmark-start text:name="__RefHeading___Toc1301_3446149842"/>Introduction<text:bookmark-end text:name="__RefHeading___Toc1301_3446149842"/></text:h>
      <text:h text:style-name="Heading_20_2" text:outline-level="2"><text:bookmark-start text:name="__RefHeading___Toc1303_3446149842"/>Objet du document<text:bookmark-end text:name="__RefHeading___Toc1303_3446149842"/></text:h>
      <text:p text:style-name="Text_20_body">Le présent document constitue le <text:span text:style-name="T17">dossier de conception fonctionnelle </text:span>de l'application <text:span text:style-name="T11">XXX…</text:span></text:p>
      <text:p text:style-name="P34">Objectif du document…</text:p>
      <text:p text:style-name="P35">Les éléments du présents dossiers découlent :</text:p>
      <text:list xml:id="list68118424" text:style-name="L1">
        <text:list-item>
          <text:p text:style-name="P77">de …</text:p>
        </text:list-item>
        <text:list-item>
          <text:p text:style-name="P77">...</text:p>
        </text:list-item>
      </text:list>
      <text:h text:style-name="Heading_20_2" text:outline-level="2"><text:bookmark-start text:name="__RefHeading___Toc1305_3446149842"/>Références<text:bookmark-end text:name="__RefHeading___Toc1305_3446149842"/></text:h>
      <text:p text:style-name="Text_20_body">Pour de plus amples informations, se référer <text:span text:style-name="T18">également aux éléments suivants</text:span> :</text:p>
      <text:list xml:id="list529167385" text:style-name="L2">
        <text:list-item>
          <text:p text:style-name="P78"><text:span text:style-name="T8">D</text:span><text:span text:style-name="T10">C</text:span><text:span text:style-name="T8">T - </text:span><text:span text:style-name="T9">Xxx</text:span> : Dossier de <text:span text:style-name="T11">conception</text:span> technique de l'application</text:p>
        </text:list-item>
        <text:list-item>
          <text:p text:style-name="P78">…</text:p>
        </text:list-item>
      </text:list>
      <text:h text:style-name="P64" text:outline-level="2"><text:bookmark-start text:name="__RefHeading___Toc1307_3446149842"/>Besoin du client<text:bookmark-end text:name="__RefHeading___Toc1307_3446149842"/></text:h>
      <text:h text:style-name="P66" text:outline-level="3"><text:bookmark-start text:name="__RefHeading___Toc1309_3446149842"/>Contexte<text:bookmark-end text:name="__RefHeading___Toc1309_3446149842"/></text:h>
      <text:h text:style-name="P67" text:outline-level="3"><text:bookmark-start text:name="__RefHeading___Toc1311_3446149842"/>Enjeux et Objectifs<text:bookmark-end text:name="__RefHeading___Toc1311_3446149842"/></text:h>
      <text:p text:style-name="P55"/>
      <text:h text:style-name="Heading_20_1" text:outline-level="1"><text:bookmark-start text:name="__RefHeading___Toc1313_3446149842"/><text:span text:style-name="T12">Description </text:span>générale<text:span text:style-name="T12"> de la solution</text:span><text:bookmark-end text:name="__RefHeading___Toc1313_3446149842"/></text:h>
      <text:p text:style-name="P51">…</text:p>
      <text:h text:style-name="Heading_20_2" text:outline-level="2"><text:bookmark-start text:name="__RefHeading___Toc1315_3446149842"/>Les principe de fonctionnement<text:bookmark-end text:name="__RefHeading___Toc1315_3446149842"/></text:h>
      <text:p text:style-name="P52"/>
      <text:h text:style-name="P62" text:outline-level="2"><text:bookmark-start text:name="__RefHeading___Toc1317_3446149842"/>Les acteurs<text:bookmark-end text:name="__RefHeading___Toc1317_3446149842"/></text:h>
      <text:p text:style-name="P38"/>
      <text:h text:style-name="P65" text:outline-level="2"><text:bookmark-start text:name="__RefHeading___Toc1319_3446149842"/><text:span text:style-name="T14">Les c</text:span><text:span text:style-name="T12">as d’utilisation </text:span><text:span text:style-name="T15">généraux</text:span><text:bookmark-end text:name="__RefHeading___Toc1319_3446149842"/></text:h>
      <text:p text:style-name="P54">Diagramme UML des cas d’utiliation généraux.<text:line-break/><text:span text:style-name="T23">Ne pas détailler.<text:line-break/>Ex : faire un seul cas d’utilisation “Gestion des catégories” au lieu de “Ajouter une catégorie”, “</text:span><text:span text:style-name="T24">S</text:span><text:span text:style-name="T23">upprimer </text:span><text:span text:style-name="T24">une catégorie”</text:span><text:span text:style-name="T23">...</text:span></text:p>
      <text:h text:style-name="P58" text:outline-level="1"><text:bookmark-start text:name="__RefHeading___Toc1321_3446149842"/>Le domaine fonctionnel<text:bookmark-end text:name="__RefHeading___Toc1321_3446149842"/></text:h>
      <text:h text:style-name="Heading_20_2" text:outline-level="2"><text:bookmark-start text:name="__RefHeading___Toc1323_3446149842"/>Référentiel<text:bookmark-end text:name="__RefHeading___Toc1323_3446149842"/></text:h>
      <text:p text:style-name="P53">Diagramme UML <text:span text:style-name="T19">de classes</text:span></text:p>
      <text:p text:style-name="P35"><text:span text:style-name="T25">E</text:span>xplications…</text:p>
      <text:h text:style-name="P68" text:outline-level="3"><text:bookmark-start text:name="__RefHeading___Toc1325_3446149842"/>Règles de gestion<text:bookmark-end text:name="__RefHeading___Toc1325_3446149842"/></text:h>
      <text:h text:style-name="Heading_20_2" text:outline-level="2"><text:bookmark-start text:name="__RefHeading___Toc1327_3446149842"/><text:span text:style-name="T13">P</text:span><text:span text:style-name="T12">ackage X</text:span><text:bookmark-end text:name="__RefHeading___Toc1327_3446149842"/></text:h>
      <text:p text:style-name="P39">…</text:p>
      <text:p text:style-name="P39"/>
      <text:h text:style-name="P59" text:outline-level="1"><text:bookmark-start text:name="__RefHeading___Toc1329_3446149842"/>Les workflows<text:bookmark-end text:name="__RefHeading___Toc1329_3446149842"/></text:h>
      <text:h text:style-name="Heading_20_2" text:outline-level="2"><text:bookmark-start text:name="__RefHeading___Toc1331_3446149842"/>Le workflow XXX<text:bookmark-end text:name="__RefHeading___Toc1331_3446149842"/></text:h>
      <text:p text:style-name="Text_20_body">...</text:p>
      <text:h text:style-name="P60" text:outline-level="1"><text:bookmark-start text:name="__RefHeading___Toc1333_3446149842"/>Application Web<text:bookmark-end text:name="__RefHeading___Toc1333_3446149842"/></text:h>
      <text:p text:style-name="P40">Introduction, objectifs...</text:p>
      <text:p text:style-name="P40"/>
      <text:h text:style-name="P63" text:outline-level="2"><text:bookmark-start text:name="__RefHeading___Toc1335_3446149842"/>Les acteurs<text:bookmark-end text:name="__RefHeading___Toc1335_3446149842"/></text:h>
      <text:p text:style-name="P37"/>
      <text:h text:style-name="Heading_20_2" text:outline-level="2"><text:bookmark-start text:name="__RefHeading___Toc1337_3446149842"/><text:span text:style-name="T16">Les c</text:span>as d’utilisation<text:bookmark-end text:name="__RefHeading___Toc1337_3446149842"/></text:h>
      <text:p text:style-name="P42">Diagramme UML de cas d’utilisation</text:p>
      <text:h text:style-name="Heading_20_3" text:outline-level="3"><text:bookmark-start text:name="__RefHeading___Toc1339_3446149842"/>Package A<text:bookmark-end text:name="__RefHeading___Toc1339_3446149842"/></text:h>
      <text:h text:style-name="P69" text:outline-level="4"><text:bookmark-start text:name="__RefHeading___Toc1341_3446149842"/><text:span text:style-name="T22">UC1 – Cas d’utilisation </text:span>X<text:bookmark-end text:name="__RefHeading___Toc1341_3446149842"/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Identifiant</text:p>
          </table:table-cell>
          <table:table-cell table:style-name="Tableau3.B1" office:value-type="string">
            <text:p text:style-name="P26">UC1 – Xxxx</text:p>
          </table:table-cell>
        </table:table-row>
        <table:table-row table:style-name="Tableau3.1">
          <table:table-cell table:style-name="Tableau3.A2" office:value-type="string">
            <text:p text:style-name="Standard">Description</text:p>
          </table:table-cell>
          <table:table-cell table:style-name="Tableau3.B2" office:value-type="string">
            <text:p text:style-name="P27"/>
          </table:table-cell>
        </table:table-row>
        <table:table-row table:style-name="Tableau3.1">
          <table:table-cell table:style-name="Tableau3.A2" office:value-type="string">
            <text:p text:style-name="Standard">Pré-conditions</text:p>
          </table:table-cell>
          <table:table-cell table:style-name="Tableau3.B3" office:value-type="string">
            <text:list xml:id="list3044173367" text:style-name="L3">
              <text:list-item>
                <text:p text:style-name="P72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Données en entrée</text:p>
          </table:table-cell>
          <table:table-cell table:style-name="Tableau3.B4" office:value-type="string">
            <text:list xml:id="list1367506821" text:style-name="L4">
              <text:list-item>
                <text:p text:style-name="P73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Scénario nominal</text:p>
          </table:table-cell>
          <table:table-cell table:style-name="Tableau3.B5" office:value-type="string">
            <text:list xml:id="list3155494551" text:style-name="L5">
              <text:list-item>
                <text:p text:style-name="P74">…</text:p>
              </text:list-item>
              <text:list-item>
                <text:p text:style-name="P74">...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Résultat</text:p>
          </table:table-cell>
          <table:table-cell table:style-name="Tableau3.B6" office:value-type="string">
            <text:p text:style-name="Table_20_Contents"/>
          </table:table-cell>
        </table:table-row>
        <table:table-row table:style-name="Tableau3.1">
          <table:table-cell table:style-name="Tableau3.A2" office:value-type="string">
            <text:p text:style-name="Standard">Erreur<text:span text:style-name="T21">s</text:span></text:p>
          </table:table-cell>
          <table:table-cell table:style-name="Tableau3.B7" office:value-type="string">
            <text:list xml:id="list603418278" text:style-name="L6">
              <text:list-item>
                <text:p text:style-name="P75"/>
              </text:list-item>
            </text:list>
          </table:table-cell>
        </table:table-row>
      </table:table>
      <text:h text:style-name="P71" text:outline-level="5"><text:bookmark-start text:name="__RefHeading___Toc1343_3446149842"/>Scénario alternatif : Xxxxx<text:bookmark-end text:name="__RefHeading___Toc1343_3446149842"/></text:h>
      <text:list xml:id="list1938113168" text:style-name="L7">
        <text:list-item>
          <text:p text:style-name="P79"/>
        </text:list-item>
      </text:list>
      <text:h text:style-name="P70" text:outline-level="4"><text:bookmark-start text:name="__RefHeading___Toc1345_3446149842"/>Cas d’utilisation Y<text:bookmark-end text:name="__RefHeading___Toc1345_3446149842"/></text:h>
      <text:p text:style-name="P43">...</text:p>
      <text:h text:style-name="Heading_20_3" text:outline-level="3"><text:bookmark-start text:name="__RefHeading___Toc1347_3446149842"/>Package B<text:bookmark-end text:name="__RefHeading___Toc1347_3446149842"/></text:h>
      <text:p text:style-name="P41">...</text:p>
      <text:h text:style-name="Heading_20_2" text:outline-level="2"><text:bookmark-start text:name="__RefHeading___Toc1349_3446149842"/>Les règles de gestion générales<text:bookmark-end text:name="__RefHeading___Toc1349_3446149842"/></text:h>
      <text:p text:style-name="Text_20_body"/>
      <text:h text:style-name="Heading_20_2" text:outline-level="2"><text:bookmark-start text:name="__RefHeading___Toc1351_3446149842"/>Le workflow XXX<text:bookmark-end text:name="__RefHeading___Toc1351_3446149842"/></text:h>
      <text:p text:style-name="P36"/>
      <text:h text:style-name="Heading_20_1" text:outline-level="1"><text:bookmark-start text:name="__RefHeading___Toc1353_3446149842"/><text:span text:style-name="T20">Application</text:span> XXX<text:bookmark-end text:name="__RefHeading___Toc1353_3446149842"/></text:h>
      <text:p text:style-name="Text_20_body">...</text:p>
      <text:h text:style-name="Heading_20_1" text:outline-level="1"><text:bookmark-start text:name="__RefHeading___Toc1355_3446149842"/>Glossaire<text:bookmark-end text:name="__RefHeading___Toc1355_3446149842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/>
          </table:table-cell>
          <table:table-cell table:style-name="Tableau1.B1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4"/>
          </table:table-cell>
          <table:table-cell table:style-name="Tableau1.B2" office:value-type="string">
            <text:p text:style-name="P25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FuturaCondensedExtra" svg:font-family="FuturaCondensedExtra" style:font-adornments="Normal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Noto Sans" svg:font-family="'Noto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0.752in" fo:margin-bottom="0in" loext:contextual-spacing="false" fo:text-align="center" style:justify-single-word="false" fo:background-color="transparent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in" fo:margin-bottom="0.0827in" loext:contextual-spacing="false" style:page-number="auto" fo:break-before="page" fo:background-color="#808080" fo:padding="0.0193in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in" draw:fill-image-height="0in"/>
      <style:paragraph-properties fo:margin-top="0.1256in" fo:margin-bottom="0.0827in" loext:contextual-spacing="false" style:page-number="auto" fo:background-color="#c0c0c0" fo:padding="0.0193in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in" fo:margin-right="0in" fo:margin-top="0.2445in" fo:margin-bottom="0.0827in" loext:contextual-spacing="false" fo:text-indent="0in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1965in" loext:contextual-spacing="false" fo:text-align="center" style:justify-single-word="false" fo:text-indent="0in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 style:writing-mode="page">
        <style:tab-stops>
          <style:tab-stop style:position="6.6929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 style:writing-mode="pag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 style:writing-mode="page">
        <style:tab-stops>
          <style:tab-stop style:position="6.3in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in" draw:fill-image-height="0in"/>
      <style:paragraph-properties fo:margin-left="0.6in" fo:margin-right="0in" fo:margin-top="0.1665in" fo:margin-bottom="0.0417in" loext:contextual-spacing="false" fo:text-indent="-0.6in" style:auto-text-indent="false" fo:keep-with-next="always" style:writing-mode="page">
        <style:tab-stops>
          <style:tab-stop style:position="0in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in" fo:margin-bottom="0in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0.7874in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in" fo:margin-bottom="0.0398in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in" fo:margin-bottom="0in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loext:contextual-spacing="false" fo:text-indent="-1.7717in" style:auto-text-indent="false">
        <style:tab-stops>
          <style:tab-stop style:position="0in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itle_20_A4" style:display-name="Titl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style-name="Normal" style:font-family-generic="swiss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style-name="Normal" style:font-family-generic="swiss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2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3.2398in" fo:text-indent="-0.25in" fo:margin-left="3.2398in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4.7398in" fo:text-indent="-0.25in" fo:margin-left="4.7398in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5.2398in" fo:text-indent="-0.25in" fo:margin-left="5.2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6.8563in" fo:margin-left="0in" fo:margin-right="-0.0049in" table:align="margins" fo:background-color="#e6e6e6">
        <style:background-image/>
      </style:table-properties>
    </style:style>
    <style:style style:name="Tableau6.A" style:family="table-column">
      <style:table-column-properties style:column-width="1.3021in" style:rel-column-width="12445*"/>
    </style:style>
    <style:style style:name="Tableau6.B" style:family="table-column">
      <style:table-column-properties style:column-width="4.4097in" style:rel-column-width="42150*"/>
    </style:style>
    <style:style style:name="Tableau6.C" style:family="table-column">
      <style:table-column-properties style:column-width="1.1444in" style:rel-column-width="10940*"/>
    </style:style>
    <style:style style:name="Tableau6.A1" style:family="table-cell">
      <style:table-cell-properties style:vertical-align="middle"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6.6931in" table:align="margins" style:writing-mode="page"/>
    </style:style>
    <style:style style:name="Tableau4.A" style:family="table-column">
      <style:table-column-properties style:column-width="2.8785in" style:rel-column-width="28184*"/>
    </style:style>
    <style:style style:name="Tableau4.B" style:family="table-column">
      <style:table-column-properties style:column-width="3.8146in" style:rel-column-width="37351*"/>
    </style:style>
    <style:style style:name="Tableau4.A1" style:family="table-cell">
      <style:table-cell-properties fo:padding="0.0382in" fo:border="none"/>
    </style:style>
    <style:style style:name="Tableau5" style:family="table" style:master-page-name="First_20_Page">
      <style:table-properties style:width="6.6931in" style:rel-width="100%" style:page-number="auto" table:align="center" style:writing-mode="page"/>
    </style:style>
    <style:style style:name="Tableau5.A" style:family="table-column">
      <style:table-column-properties style:column-width="1.5396in" style:rel-column-width="2217*"/>
    </style:style>
    <style:style style:name="Tableau5.B" style:family="table-column">
      <style:table-column-properties style:column-width="5.1535in" style:rel-column-width="7421*"/>
    </style:style>
    <style:style style:name="Tableau5.1" style:family="table-row">
      <style:table-row-properties style:min-row-height="0.0778in"/>
    </style:style>
    <style:style style:name="Tableau5.A1" style:family="table-cell">
      <style:table-cell-properties style:vertical-align="middle" fo:background-color="#e6e6e6" fo:padding-left="0.0396in" fo:padding-right="0.0396in" fo:padding-top="0in" fo:padding-bottom="0in" fo:border="none">
        <style:background-image/>
      </style:table-cell-properties>
    </style:style>
    <style:style style:name="Tableau5.2" style:family="table-row">
      <style:table-row-properties style:min-row-height="0.1264in"/>
    </style:style>
    <style:style style:name="Tableau9" style:family="table">
      <style:table-properties fo:margin-left="0in" fo:margin-right="-0.0049in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382in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Default">
      <style:paragraph-properties fo:text-align="end" style:justify-single-word="false" fo:padding="0.0201in" fo:border="none"/>
      <style:text-properties fo:color="#7451eb" style:font-name="FuturaCondensedExtra" fo:font-size="14pt" fo:font-style="normal" fo:font-weight="bold" officeooo:paragraph-rsid="00242b3f" style:font-size-asian="14pt" style:font-style-asian="normal" style:font-weight-asian="bold" style:font-size-complex="14pt" loext:padding="0.0402in" loext:border="0.99pt solid #7451eb"/>
    </style:style>
    <style:style style:name="MP9" style:family="paragraph" style:parent-style-name="Standard">
      <style:paragraph-properties fo:margin-left="0in" fo:margin-right="0in" fo:margin-top="0in" fo:margin-bottom="0in" loext:contextual-spacing="false" fo:text-align="center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officeooo:paragraph-rsid="00242b3f"/>
    </style:style>
    <style:style style:name="MP11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officeooo:paragraph-rsid="006888eb"/>
    </style:style>
    <style:style style:name="MP12" style:family="paragraph" style:parent-style-name="Standard">
      <style:text-properties fo:font-size="2pt" officeooo:paragraph-rsid="00242b3f" style:font-size-asian="1.75pt" style:font-size-complex="2pt"/>
    </style:style>
    <style:style style:name="MP1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6" style:family="paragraph" style:parent-style-name="Table_20_Contents">
      <style:text-properties style:font-name="DejaVu Sans1" fo:font-size="10pt" style:font-size-asian="10pt" style:font-size-complex="10pt"/>
    </style:style>
    <style:style style:name="MP17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style="normal" fo:font-weight="normal" officeooo:rsid="006888eb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fo:color="#363636" style:font-name="Open Sans Condensed Light" fo:font-size="9pt" fo:font-style="normal" fo:font-weight="normal" officeooo:rsid="006a36b5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color="#363636" style:font-name="Open Sans Condensed Light" fo:font-size="9pt" fo:font-style="normal" fo:font-weight="normal" officeooo:rsid="001b7e3f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color="#363636" style:font-name="Open Sans Condensed Light" fo:font-size="9pt" fo:font-style="normal" fo:font-weight="normal" officeooo:rsid="006888eb" style:font-size-asian="9pt" style:font-style-asian="normal" style:font-size-complex="9pt" style:font-style-complex="normal"/>
    </style:style>
    <style:style style:name="MT5" style:family="text"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fo:color="#555555"/>
    </style:style>
    <style:style style:name="MT7" style:family="text">
      <style:text-properties fo:color="#96bf3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6693in" fo:margin-bottom="0.6693in" fo:margin-left="0.7083in" fo:margin-right="0.7083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083in" fo:margin-left="0in" fo:margin-right="0in" fo:margin-top="0.1965in" style:shadow="none" fo:background-color="transparent" style:dynamic-spacing="false" draw:fill="none" draw:fill-color="#99ccf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6693in" fo:margin-bottom="0.2756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083in" fo:margin-left="0in" fo:margin-right="0in" fo:margin-top="0.1965in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&amp; Develop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Système de gestion pour un ensemble de pizzerias</text:user-defined>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31/12/2016</text:user-defined></text:p>
              <text:p text:style-name="MP5">Page : <text:page-number text:select-page="current">11</text:page-number><text:s/>/ <text:page-count>11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1" text:anchor-type="char" svg:x="-0.0126in" svg:y="0in" svg:width="1.5693in" svg:height="0.4283in" draw:z-index="0"><draw:image xlink:href="Pictures/100002010000013400000054ACBBF0A55D4E0F50.png" xlink:type="simple" xlink:show="embed" xlink:actuate="onLoad" loext:mime-type="image/png"/></draw:frame></text:p>
            </table:table-cell>
            <table:table-cell table:style-name="Tableau4.A1" office:value-type="string">
              <text:p text:style-name="MP8">IT Consulting &amp; Development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IT Consulting &amp; Development</text:user-defined></text:p>
            </table:table-cell>
            <table:table-cell table:style-name="Tableau5.A1" office:value-type="string">
              <text:p text:style-name="MP10"><text:span text:style-name="MT1">8 rue de la </text:span><text:span text:style-name="MT2">Mozzarella</text:span><text:span text:style-name="MT3"> </text:span><text:span text:style-name="MT1">75001 Paris </text:span><text:span text:style-name="MT3">– </text:span><text:span text:style-name="MT1">0102030405</text:span><text:span text:style-name="MT3"> – </text:span><text:span text:style-name="MT1">contact@consulting.com</text:span></text:p>
            </table:table-cell>
          </table:table-row>
          <table:table-row table:style-name="Tableau5.2">
            <table:table-cell table:style-name="Tableau5.A1" office:value-type="string">
              <text:p text:style-name="MP11"><text:a xlink:type="simple" xlink:href="https://consulting.com/" text:style-name="Internet_20_link" text:visited-style-name="Visited_20_Internet_20_Link"><text:span text:style-name="MT4">https://consulting.com</text:span></text:a></text:p>
            </table:table-cell>
            <table:table-cell table:style-name="Tableau5.A1" office:value-type="string">
              <text:p text:style-name="MP11"><text:span text:style-name="MT5">S.A.R.L. au capital de 1 000,00 € enregistrée au RCS de </text:span><text:span text:style-name="MT1">Paris</text:span></text:p>
              <text:p text:style-name="MP11"><text:span text:style-name="MT5">SIREN </text:span><text:span text:style-name="MT3">999</text:span><text:span text:style-name="MT5"> </text:span><text:span text:style-name="MT3">999</text:span><text:span text:style-name="MT5"> </text:span><text:span text:style-name="MT3">999 – </text:span><text:span text:style-name="MT5">Code APE : 6202A</text:span></text:p>
            </table:table-cell>
          </table:table-row>
        </table:table>
        <text:p text:style-name="MP12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3"><text:span text:style-name="MT6">open</text:span><text:span text:style-name="MT7">run</text:span></text:p>
            </table:table-cell>
            <table:table-cell table:style-name="Tableau9.B1" office:value-type="string">
              <text:p text:style-name="MP14">ORANGE</text:p>
              <text:p text:style-name="MP15">Proposition commerciale BDPV</text:p>
            </table:table-cell>
            <table:table-cell table:style-name="Tableau9.A1" office:value-type="string">
              <text:p text:style-name="MP16">Ref : PR2011-0016</text:p>
              <text:p text:style-name="MP16">Date : 14/03/2012</text:p>
              <text:p text:style-name="MP16">Page : <text:page-number text:select-page="current">0</text:page-number><text:s/>/ <text:page-count>11</text:page-count><text:s/>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4.5.2$Linux_X86_64 LibreOffice_project/40$Build-2</meta:generator>
    <dc:title>Dossier de conception fonctionnelle</dc:title>
    <meta:document-statistic meta:table-count="8" meta:image-count="1" meta:object-count="0" meta:page-count="11" meta:paragraph-count="126" meta:word-count="527" meta:character-count="2811" meta:non-whitespace-character-count="2434"/>
    <meta:user-defined meta:name="Auteur">Guillaume OJARDIAS</meta:user-defined>
    <meta:user-defined meta:name="Auteur_Role">Analyste-programmeur</meta:user-defined>
    <meta:user-defined meta:name="Client">OC Pizza</meta:user-defined>
    <meta:user-defined meta:name="Entreprise">IT Consulting &amp; Development</meta:user-defined>
    <meta:user-defined meta:name="Projet" meta:value-type="string">Système de gestion pour un ensemble de pizzerias</meta:user-defined>
    <meta:user-defined meta:name="Version" meta:value-type="string">1.0</meta:user-defined>
    <meta:user-defined meta:name="Version_Date" meta:value-type="date">2016-12-31</meta:user-defined>
  </office:meta>
</office:document-meta>
</file>